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text-properties style:font-name="Courier New" fo:font-size="10pt" fo:background-color="#ffff00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4" style:family="paragraph" style:parent-style-name="Standard"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7" style:family="paragraph" style:parent-style-name="Standard">
      <style:paragraph-properties fo:margin-left="0cm" fo:margin-right="0cm" fo:text-indent="1.251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Actividad Tema 1</text:p>
      <text:p text:style-name="P6"/>
      <text:p text:style-name="P7">Mantenimiento de Equipos Informáticos</text:p>
      <text:p text:style-name="P7">Curso 2008-2009</text:p>
      <text:p text:style-name="P7">Universidad de Granada</text:p>
      <text:p text:style-name="P7">Rubén Dugo Martín</text:p>
      <text:p text:style-name="P5"/>
      <text:p text:style-name="P3"/>
      <text:p text:style-name="P3"/>
      <text:p text:style-name="P4">a. Calculo del ruido total máximo</text:p>
      <text:p text:style-name="P4"/>
      <text:p text:style-name="P1"/>
      <text:p text:style-name="P1"><text:tab/>Partiendo de la fórmula;<text:tab/><draw:frame draw:style-name="fr1" draw:name="Objeto1" text:anchor-type="as-char" svg:y="-0.125cm" svg:width="3.717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y con los dos datos;</text:p>
      <text:p text:style-name="P1"/>
      <text:p text:style-name="P1"><text:tab/><text:tab/><text:tab/><text:tab/><text:tab/><text:tab/><draw:frame draw:style-name="fr1" draw:name="Objeto2" text:anchor-type="as-char" svg:y="-1.125cm" svg:width="1.901cm" svg:height="2.18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<text:tab/>resolvemos:</text:p>
      <text:p text:style-name="P1"/>
      <text:p text:style-name="P1"><text:tab/><draw:frame draw:style-name="fr1" draw:name="Objeto3" text:anchor-type="as-char" svg:y="0.263cm" svg:width="14.977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9-03-16T16:35:49</meta:creation-date>
    <dc:creator>RauBn</dc:creator>
    <dc:date>2009-03-16T16:57:36</dc:date>
    <meta:editing-cycles>7</meta:editing-cycles>
    <meta:editing-duration>PT21M4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3" meta:page-count="1" meta:paragraph-count="11" meta:word-count="32" meta:character-count="20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 math:fontstyle="italic">tot</math:mi>
        </math:msub>
        <math:mo math:stretchy="false">=</math:mo>
        <math:mn>10log</math:mn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p>
          <math:mn>10</math:mn>
          <math:mrow>
            <math:mn>0</math:mn>
            <math:mi>'</math:mi>
            <math:mn>1Li</math:mn>
          </math:mrow>
        </math:msup>
      </math:mrow>
    </math:mrow>
    <math:annotation math:encoding="StarMath 5.0">L_{tot} = 10log sum from{i=1} to{N} 10^{0'1Li}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L</math:mi>
              <math:mn>0</math:mn>
            </math:msub>
            <math:mo math:stretchy="false">=</math:mo>
            <math:mn>28</math:mn>
          </math:mrow>
          <math:mi math:fontstyle="italic">dB</math:mi>
        </math:mrow>
      </math:mtr>
      <math:mtr>
        <math:mrow>
          <math:mrow>
            <math:msub>
              <math:mi>L</math:mi>
              <math:mn>1</math:mn>
            </math:msub>
            <math:mo math:stretchy="false">=</math:mo>
            <math:mn>25</math:mn>
          </math:mrow>
          <math:mi math:fontstyle="italic">dB</math:mi>
        </math:mrow>
      </math:mtr>
      <math:mtr>
        <math:mrow>
          <math:mrow>
            <math:msub>
              <math:mi>L</math:mi>
              <math:mn>2</math:mn>
            </math:msub>
            <math:mo math:stretchy="false">=</math:mo>
            <math:mn>32</math:mn>
          </math:mrow>
          <math:mi math:fontstyle="italic">dB</math:mi>
        </math:mrow>
      </math:mtr>
      <math:mtr>
        <math:mrow>
          <math:mrow>
            <math:msub>
              <math:mi>L</math:mi>
              <math:mn>3</math:mn>
            </math:msub>
            <math:mo math:stretchy="false">=</math:mo>
            <math:mn>23</math:mn>
          </math:mrow>
          <math:mi math:fontstyle="italic">dB</math:mi>
        </math:mrow>
      </math:mtr>
    </math:mtable>
    <math:annotation math:encoding="StarMath 5.0">L_{0} = 28 dB newline 
L_{1} = 25 dB newline 
L_{2} = 32 dB newline 
L_{3} = 23 dB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 math:fontstyle="italic">tot</math:mi>
        </math:msub>
        <math:mo math:stretchy="false">=</math:mo>
        <math:mn>10log</math:mn>
      </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p>
            <math:mn>10</math:mn>
            <math:mrow>
              <math:mn>0</math:mn>
              <math:mi>'</math:mi>
              <math:mn>1Li</math:mn>
            </math:mrow>
          </math:msup>
        </math:mrow>
        <math:mo math:stretchy="false">=</math:mo>
        <math:mn>10log</math:mn>
      </math:mrow>
      <math:mrow>
        <math:mrow>
          <math:mo math:stretchy="false">(</math:mo>
          <math:mrow>
            <math:mrow>
              <math:mrow>
                <math:msup>
                  <math:mn>10</math:mn>
                  <math:mrow>
                    <math:mn>0</math:mn>
                    <math:mi>'</math:mi>
                    <math:msub>
                      <math:mn>1L</math:mn>
                      <math:mn>0</math:mn>
                    </math:msub>
                  </math:mrow>
                </math:msup>
                <math:mo math:stretchy="false">+</math:mo>
                <math:msup>
                  <math:mn>10</math:mn>
                  <math:mrow>
                    <math:mn>0</math:mn>
                    <math:mi>'</math:mi>
                    <math:msub>
                      <math:mn>1L</math:mn>
                      <math:mn>1</math:mn>
                    </math:msub>
                  </math:mrow>
                </math:msup>
              </math:mrow>
              <math:mo math:stretchy="false">+</math:mo>
              <math:msup>
                <math:mn>10</math:mn>
                <math:mrow>
                  <math:mn>0</math:mn>
                  <math:mi>'</math:mi>
                  <math:msub>
                    <math:mn>1L</math:mn>
                    <math:mn>2</math:mn>
                  </math:msub>
                </math:mrow>
              </math:msup>
            </math:mrow>
            <math:mo math:stretchy="false">+</math:mo>
            <math:msup>
              <math:mn>10</math:mn>
              <math:mrow>
                <math:mn>0</math:mn>
                <math:mi>'</math:mi>
                <math:msub>
                  <math:mn>1L</math:mn>
                  <math:mn>3</math:mn>
                </math:msub>
              </math:mrow>
            </math:msup>
          </math:mrow>
          <math:mo math:stretchy="false">)</math:mo>
        </math:mrow>
        <math:mo math:stretchy="false">=</math:mo>
        <math:mn>10log</math:mn>
      </math:mrow>
      <math:mrow>
        <math:mrow>
          <math:mo math:stretchy="false">(</math:mo>
          <math:mrow>
            <math:mn>2731</math:mn>
            <math:mi>'</math:mi>
            <math:mn>6</math:mn>
          </math:mrow>
          <math:mo math:stretchy="false">)</math:mo>
        </math:mrow>
        <math:mo math:stretchy="false">=</math:mo>
        <math:mn>34</math:mn>
      </math:mrow>
      <math:mi>'</math:mi>
      <math:mn>36</math:mn>
    </math:mrow>
    <math:annotation math:encoding="StarMath 5.0">L_{tot} = 10log sum from{i=1} to{N} 10^{0'1Li} = 10log(10^{0'1L_{0}}+10^{0'1L_{1}}+10^{0'1L_{2}}+10^{0'1L_{3}}) = 10log(2731'6) = 34'36
</math:annotation>
  </math:semantics>
</math:math>
</file>